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a94" officeooo:paragraph-rsid="00123a94" style:font-weight-asian="bold" style:font-weight-complex="bold"/>
    </style:style>
    <style:style style:name="P2" style:family="paragraph" style:parent-style-name="Standard">
      <style:text-properties style:font-name="Arial" officeooo:rsid="000f419f" officeooo:paragraph-rsid="000f419f"/>
    </style:style>
    <style:style style:name="P3" style:family="paragraph" style:parent-style-name="Standard">
      <style:text-properties style:font-name="Arial" fo:font-weight="bold" officeooo:rsid="000f419f" officeooo:paragraph-rsid="000f419f" style:font-weight-asian="bold" style:font-weight-complex="bold"/>
    </style:style>
    <style:style style:name="P4" style:family="paragraph" style:parent-style-name="Standard">
      <style:text-properties style:font-name="Arial" fo:font-weight="bold" officeooo:rsid="000f419f" officeooo:paragraph-rsid="0013e723" style:font-weight-asian="bold" style:font-weight-complex="bold"/>
    </style:style>
    <style:style style:name="P5" style:family="paragraph" style:parent-style-name="Standard">
      <style:text-properties style:font-name="Arial" fo:font-weight="bold" officeooo:rsid="000f419f" officeooo:paragraph-rsid="001746eb" style:font-weight-asian="bold" style:font-weight-complex="bold"/>
    </style:style>
    <style:style style:name="P6" style:family="paragraph" style:parent-style-name="Standard">
      <style:text-properties style:font-name="Arial" fo:font-weight="bold" officeooo:rsid="00147ce9" officeooo:paragraph-rsid="00147ce9" style:font-weight-asian="bold" style:font-weight-complex="bold"/>
    </style:style>
    <style:style style:name="P7" style:family="paragraph" style:parent-style-name="Standard">
      <style:text-properties style:font-name="Arial" fo:font-weight="bold" officeooo:rsid="00146daa" officeooo:paragraph-rsid="00146daa" style:font-weight-asian="bold" style:font-weight-complex="bold"/>
    </style:style>
    <style:style style:name="P8" style:family="paragraph" style:parent-style-name="Standard">
      <style:text-properties style:font-name="Arial" fo:font-weight="bold" officeooo:rsid="00123a94" officeooo:paragraph-rsid="00123a94" style:font-weight-asian="bold" style:font-weight-complex="bold"/>
    </style:style>
    <style:style style:name="P9" style:family="paragraph" style:parent-style-name="Standard">
      <style:text-properties style:font-name="Arial" fo:font-weight="bold" officeooo:rsid="00157873" officeooo:paragraph-rsid="00157873" style:font-weight-asian="bold" style:font-weight-complex="bold"/>
    </style:style>
    <style:style style:name="P10" style:family="paragraph" style:parent-style-name="Standard">
      <style:text-properties style:font-name="Arial" fo:font-weight="bold" officeooo:rsid="001746eb" officeooo:paragraph-rsid="001746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6d7b" style:font-weight-asian="normal" style:font-weight-complex="normal"/>
    </style:style>
    <style:style style:name="T3" style:family="text">
      <style:text-properties fo:font-weight="normal" officeooo:rsid="00104226" style:font-weight-asian="normal" style:font-weight-complex="normal"/>
    </style:style>
    <style:style style:name="T4" style:family="text">
      <style:text-properties fo:font-weight="normal" officeooo:rsid="00123a94" style:font-weight-asian="normal" style:font-weight-complex="normal"/>
    </style:style>
    <style:style style:name="T5" style:family="text">
      <style:text-properties fo:font-weight="normal" officeooo:rsid="0013e723" style:font-weight-asian="normal" style:font-weight-complex="normal"/>
    </style:style>
    <style:style style:name="T6" style:family="text">
      <style:text-properties fo:font-weight="normal" officeooo:rsid="00146daa" style:font-weight-asian="normal" style:font-weight-complex="normal"/>
    </style:style>
    <style:style style:name="T7" style:family="text">
      <style:text-properties fo:font-weight="normal" officeooo:rsid="00147ce9" style:font-weight-asian="normal" style:font-weight-complex="normal"/>
    </style:style>
    <style:style style:name="T8" style:family="text">
      <style:text-properties fo:font-weight="normal" officeooo:rsid="001746eb" style:font-weight-asian="normal" style:font-weight-complex="normal"/>
    </style:style>
    <style:style style:name="T9" style:family="text">
      <style:text-properties fo:font-weight="normal" officeooo:rsid="001804ac" style:font-weight-asian="normal" style:font-weight-complex="normal"/>
    </style:style>
    <style:style style:name="T10" style:family="text">
      <style:text-properties fo:font-weight="normal" officeooo:rsid="001861b7" style:font-weight-asian="normal" style:font-weight-complex="normal"/>
    </style:style>
    <style:style style:name="T11" style:family="text">
      <style:text-properties fo:font-weight="normal" officeooo:rsid="001ae46a" style:font-weight-asian="normal" style:font-weight-complex="normal"/>
    </style:style>
    <style:style style:name="T12" style:family="text">
      <style:text-properties fo:font-weight="normal" officeooo:rsid="001e19c2" style:font-weight-asian="normal" style:font-weight-complex="normal"/>
    </style:style>
    <style:style style:name="T13" style:family="text">
      <style:text-properties fo:font-weight="normal" officeooo:rsid="001e8087" style:font-weight-asian="normal" style:font-weight-complex="normal"/>
    </style:style>
    <style:style style:name="T14" style:family="text">
      <style:text-properties style:font-name="Arial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style:font-name="Arial" fo:font-weight="normal" officeooo:rsid="0013e723" style:font-weight-asian="normal" style:font-weight-complex="normal"/>
    </style:style>
    <style:style style:name="T17" style:family="text">
      <style:text-properties style:font-name="Arial" fo:font-weight="normal" officeooo:rsid="00157873" style:font-weight-asian="normal" style:font-weight-complex="normal"/>
    </style:style>
    <style:style style:name="T18" style:family="text">
      <style:text-properties style:font-name="Arial" fo:font-weight="normal" officeooo:rsid="001e8087" style:font-weight-asian="normal" style:font-weight-complex="normal"/>
    </style:style>
    <style:style style:name="T19" style:family="text">
      <style:text-properties officeooo:rsid="001ae4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</text:p>
      <text:p text:style-name="P2"><text:tab/>The interviewee is homebrewer. <text:s/><text:span text:style-name="T19">He looks like a typical home brewer. <text:s/>Roughly late 20's, flannel shirt, with a beard. <text:s/>We are at a gathering of home brewers that takes place in the tap room or a local craft brewery. <text:s/>It's late afternoon and the room is somewhat dimly lit. <text:s/>Not so much that it's difficult to see anything though. <text:s/>We're at a stand up table that over looks and open area below where we can see some of the brewery's fermenters. </text:span></text:p>
      <text:p text:style-name="P2"/>
      <text:p text:style-name="P3">Describe your home brewing experience?</text:p>
      <text:p text:style-name="P3"><text:tab/><text:span text:style-name="T6">He</text:span><text:span text:style-name="T1"> said that he has been brewing off and on since he was a teenager. <text:s/>His dad is a home brewer and he started helping out when he was around 16. <text:s/>He started extract brewing on his own in college. <text:s/></text:span><text:span text:style-name="T6">He</text:span><text:span text:style-name="T1"> guesses that he did about 5 extract batches during college but </text:span><text:span text:style-name="T4">said he doesn't remember exactly.</text:span><text:span text:style-name="T1"> <text:s/>A few years ago he got into it again and did a few more extracts after which he says he upgraded to an all grain setup </text:span><text:span text:style-name="T4">to brew 5 gal batches. <text:s/></text:span><text:span text:style-name="T1">I asked what age this transition was. <text:s/></text:span><text:span text:style-name="T6">He says that he</text:span><text:span text:style-name="T1"> got more into brewing about 3 years ago. </text:span></text:p>
      <text:p text:style-name="P3"><text:span text:style-name="T1"/></text:p>
      <text:p text:style-name="P3">What resources do you use when planning a new batch?</text:p>
      <text:p text:style-name="P4"><text:tab/><text:span text:style-name="T9">He </text:span><text:span text:style-name="T12">says he </text:span><text:span text:style-name="T9">uses several websites for planning new batches. <text:s/>Specifically he mentions using brewersfriend.com for doing different calculations. <text:s/>For the actual recipe h</text:span><text:span text:style-name="T6">e</text:span><text:span text:style-name="T1"> says that </text:span><text:span text:style-name="T2">if he has an idea of what type of beer he want </text:span><text:span text:style-name="T3">he will try and think of a commercial equivalent. <text:s/>He then searches online for clone recipes for that beer. <text:s/></text:span><text:span text:style-name="T9">H</text:span><text:span text:style-name="T3">e will make changes to that recipe to fit what he wants the final beer to be. <text:s/></text:span><text:span text:style-name="T12">He says that he pretty much always starts with a recipe that other people have said it good.</text:span></text:p>
      <text:p text:style-name="P4"><text:span text:style-name="T3"/></text:p>
      <text:p text:style-name="P4"><text:span text:style-name="T5">I asked </text:span><text:span text:style-name="T6">the </text:span><text:span text:style-name="T7">him</text:span><text:span text:style-name="T6"> </text:span><text:span text:style-name="T5">if he ever comes up with his own recipes from scratch. </text:span></text:p>
      <text:p text:style-name="P4"><text:span text:style-name="T5"><text:tab/>He says that a lot of his commercial clones end up being very different from that the original recipe was. <text:s/></text:span><text:span text:style-name="T13">He uses those recipes as a starting off point. <text:s/></text:span><text:span text:style-name="T5">He gave me an example of an IPA clone that he was planning to brew. <text:s/>The beer ended up being a “good starting point” for what turned into a black IPA. <text:s/></text:span><text:span text:style-name="T6">O</text:span><text:span text:style-name="T5">ther than the planned higher alcohol, this beer ended up no where near what he though it was when he decided to brew it </text:span><text:span text:style-name="T10">but turned out to be a great beer. </text:span></text:p>
      <text:p text:style-name="P4"><text:span text:style-name="T5"/></text:p>
      <text:p text:style-name="P6">Do you share your recipes with other people?</text:p>
      <text:p text:style-name="P6"><text:tab/><text:span text:style-name="T1">He says that he will typically ask others for input on any weird recipes that he comes up with. <text:s/>He does this as a way to “sanity check” his new recipes just to make sure that he didn't make mistake in it. <text:s/></text:span><text:span text:style-name="T12">He will post the recipe on brewing forums and see what people's reactions to it are. <text:s/></text:span><text:span text:style-name="T1">Other than that he says he doesn't post or share his recipes anywhere. <text:s/>Not because he doesn't want to but because he said he hasn't made anything amazing that is worth sharing.</text:span></text:p>
      <text:p text:style-name="P6"><text:span text:style-name="T1">I asked if he though he could brew without checking his recipes with others first. <text:s/>He said that he could always just stick to proven recipes if he had to but there's no fun it. <text:s/></text:span><text:span text:style-name="T8">He says that commercial brews are for the most part </text:span><text:span text:style-name="T10">are </text:span><text:span text:style-name="T8">pretty conservative. <text:s/>He says that home brewing is a way for him to try to do new or crazy recipes that he can't just go out and buy somewhere. </text:span></text:p>
      <text:p text:style-name="P4"><text:span text:style-name="T5"/></text:p>
      <text:p text:style-name="P7">When researching new recipes do you use a desktop or tablet/phone more often? </text:p>
      <text:p text:style-name="P7"><text:tab/> <text:s text:c="2"/><text:span text:style-name="T1">He says that usually isn't very far from his laptop so always does his planning and research on that. <text:s/></text:span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10">Is there any software or other resources you use while actually brewing?</text:p>
      <text:p text:style-name="P10"><text:tab/><text:span text:style-name="T1">He says he will typically write down a list of ingredients that he needs to use. <text:s/>Then he will write down the different times that things needs to be done at such as the hop additions. <text:s/></text:span><text:span text:style-name="T9">And while brewing he will make any notes about how the batch may have deviated from the plan. <text:s/>He also writes down refractometer and hydrometer readings. <text:s/>For timing he says that he uses a small digital timer with an alarm. </text:span></text:p>
      <text:p text:style-name="P5"><text:span text:style-name="T3"/></text:p>
      <text:p text:style-name="P8">Do you use any electronic temperature/fermentation control or data logging devices?</text:p>
      <text:p text:style-name="P1"><text:span text:style-name="T14"><text:tab/></text:span><text:span text:style-name="T15">He says that he does not have any </text:span><text:span text:style-name="T18">sort of control devices</text:span><text:span text:style-name="T15"> but that he </text:span><text:span text:style-name="T16">might</text:span><text:span text:style-name="T15"> upgrade to an electric brewing system eventually </text:span><text:span text:style-name="T18">when he has more space to work with</text:span><text:span text:style-name="T1">. <text:s/></text:span><text:span text:style-name="T17">He said that some way to track his fermentation would be “really neat”. <text:s/></text:span><text:span text:style-name="T15"><text:s text:c="2"/></text:span></text:p>
      <text:p text:style-name="P1"><text:span text:style-name="T1"/></text:p>
      <text:p text:style-name="P9">Insights from this interview: </text:p>
      <text:p text:style-name="P9"><text:span text:style-name="T1">- Sharing recipes and </text:span><text:span text:style-name="T11">some way to rate and see other brewers ratings for recipes if very important.</text:span></text:p>
      <text:p text:style-name="P9"><text:span text:style-name="T1">- When building new recipes home brewers like to have other check their recipes</text:span></text:p>
      <text:p text:style-name="P9"><text:span text:style-name="T1">- Home brewers use desktops more than tables for doing research and recipe planning.</text:span></text:p>
      <text:p text:style-name="P9"><text:span text:style-name="T1">- Home brewers might be interested in </text:span><text:span text:style-name="T8">process control and fermentation logg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6:51:46.461000000</meta:creation-date>
    <dc:date>2014-01-25T14:20:49.861000000</dc:date>
    <meta:editing-duration>PT27M24S</meta:editing-duration>
    <meta:editing-cycles>1</meta:editing-cycles>
    <meta:document-statistic meta:table-count="0" meta:image-count="0" meta:object-count="0" meta:page-count="2" meta:paragraph-count="22" meta:word-count="812" meta:character-count="4372" meta:non-whitespace-character-count="3522"/>
    <meta:generator>LibreOffice/4.1.4.2$Windows_x86 LibreOffice_project/0a0440ccc0227ad9829de5f46be37cfb6edcf72</meta:generator>
  </office:meta>
</office:document-meta>
</file>